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fo:font-size="18pt" style:font-size-asian="18pt"/>
    </style:style>
    <style:style style:name="P3" style:family="paragraph" style:parent-style-name="Standard" style:list-style-name="WW8Num1">
      <style:paragraph-properties fo:line-height="150%"/>
    </style:style>
    <style:style style:name="P4" style:family="paragraph" style:parent-style-name="Standard">
      <style:paragraph-properties fo:margin-left="1.905cm" fo:margin-right="0.49cm" fo:line-height="150%" fo:text-indent="0cm" style:auto-text-indent="false"/>
      <style:text-properties style:font-name="Courier New" fo:font-size="18pt" fo:font-style="italic" style:font-size-asian="18pt" style:font-style-asian="italic" style:font-name-complex="Courier New"/>
    </style:style>
    <style:style style:name="P5" style:family="paragraph" style:parent-style-name="Standard">
      <style:paragraph-properties fo:margin-left="1.27cm" fo:margin-right="0cm" fo:line-height="150%" fo:text-indent="0cm" style:auto-text-indent="false"/>
    </style:style>
    <style:style style:name="T1" style:family="text">
      <style:text-properties fo:font-size="20pt" fo:font-weight="bold" style:font-size-asian="20pt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 style:font-size-asian="18pt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18pt" fo:font-style="italic" style:font-size-asian="18pt" style:font-style-asian="italic"/>
    </style:style>
    <style:style style:name="T6" style:family="text">
      <style:text-properties fo:font-size="18pt" fo:font-weight="bold" style:font-size-asian="18pt" style:font-weight-asian="bold" style:font-weight-complex="bold"/>
    </style:style>
    <style:style style:name="T7" style:family="text">
      <style:text-properties fo:font-size="18pt" fo:font-style="italic" style:font-size-asian="18pt" style:font-style-asian="italic" style:font-style-complex="italic"/>
    </style:style>
    <style:style style:name="T8" style:family="text">
      <style:text-properties style:font-name="Courier New" fo:font-size="18pt" fo:font-style="italic" style:font-size-asian="18pt" style:font-style-asian="italic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Aprire</text:span><text:span text:style-name="T3"> il file </text:span><text:span text:style-name="T4">meteo</text:span><text:span text:style-name="T3"> nella cartella condivisa.</text:span></text:p>
        </text:list-item>
      </text:list>
      <text:p text:style-name="P2"/>
      <text:list text:style-name="WW8Num1" text:continue-numbering="true">
        <text:list-item>
          <text:p text:style-name="P3"><text:span text:style-name="T3">Utilizzare una funzione database per </text:span><text:span text:style-name="T2">calcolare</text:span><text:span text:style-name="T3"> il </text:span><text:span text:style-name="T4">totale</text:span><text:span text:style-name="T3"> dei </text:span><text:span text:style-name="T5">giorni di pioggia</text:span><text:span text:style-name="T3"> dell’anno </text:span><text:span text:style-name="T4">2001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3">Utilizzare una funzione database per </text:span><text:span text:style-name="T2">calcolare</text:span><text:span text:style-name="T3"> la </text:span><text:span text:style-name="T6">media</text:span><text:span text:style-name="T3"> delle </text:span><text:span text:style-name="T7">ore di sole giornaliere</text:span><text:span text:style-name="T3"> per le voci relative al mese di </text:span><text:span text:style-name="T6">Gennaio</text:span><text:span text:style-name="T3"> che hanno avuto temperatura giornaliera di </text:span><text:span text:style-name="T6">5°C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2">Cambiare il formato</text:span><text:span text:style-name="T3"> delle celle </text:span><text:span text:style-name="T6">D3:E14</text:span><text:span text:style-name="T3"> in modo da avere come formato il numero seguito dal testo </text:span><text:span text:style-name="T7">°C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2">Inserire</text:span><text:span text:style-name="T3"> nelle celle G3:G14 una formula per avere, per ogni riga, la scritta seguente:</text:span></text:p>
        </text:list-item>
      </text:list>
      <text:p text:style-name="P4">Nel &lt;mese&gt; dell’anno &lt;anno&gt; c’è stata un’escursione termica di &lt;tot&gt; °C</text:p>
      <text:p text:style-name="P5"><text:span text:style-name="T3">dove &lt;</text:span><text:span text:style-name="T8">mese</text:span><text:span text:style-name="T3">&gt; e &lt;</text:span><text:span text:style-name="T8">anno</text:span><text:span text:style-name="T3">&gt; sono ricavati direttamente dalle celle e &lt;</text:span><text:span text:style-name="T8">tot</text:span><text:span text:style-name="T3">&gt; è dato dalla differenza tra </text:span><text:span text:style-name="T5">Temp. di giorno</text:span><text:span text:style-name="T3"> e </text:span><text:span text:style-name="T5">Temp. di notte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7:</dc:title>
    <meta:initial-creator>caresia</meta:initial-creator>
    <meta:creation-date>2006-07-17T14:06:00</meta:creation-date>
    <dc:creator>Marco</dc:creator>
    <dc:date>2006-07-17T14:06:00</dc:date>
    <meta:print-date>2006-03-13T13:28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19" meta:character-count="709"/>
  </office:meta>
</office:document-meta>
</file>